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6.932cm" style:rel-column-width="23910*"/>
    </style:style>
    <style:style style:name="Таблица1.B" style:family="table-column">
      <style:table-column-properties style:column-width="12.069cm" style:rel-column-width="4162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3" style:font-name-asian="Times New Roman1" style:font-name-complex="Times New Roman1" style:text-overline-style="none" style:text-overline-color="font-color"/>
    </style:style>
    <style:style style:name="T2" style:family="text">
      <style:text-properties style:font-name="Times New Roman3" fo:language="ru" fo:country="RU" style:font-name-asian="Times New Roman1" style:font-name-complex="Times New Roman1" style:text-overline-style="none" style:text-overline-color="font-color"/>
    </style:style>
    <style:style style:name="T3" style:family="text">
      <style:text-properties style:font-name="Times New Roman3" fo:language="en" fo:country="US" style:font-name-asian="Times New Roman1" style:font-name-complex="Times New Roman1" style:text-overline-style="none" style:text-overline-color="font-color"/>
    </style:style>
    <style:style style:name="T4" style:family="text">
      <style:text-properties style:font-name="Times New Roman" style:font-name-asian="Times New Roman1" style:font-name-complex="Times New Roman1" style:text-overline-style="none" style:text-overline-color="font-color"/>
    </style:style>
    <style:style style:name="T5" style:family="text">
      <style:text-properties style:font-name="Times New Roman" fo:language="en" fo:country="US" style:font-name-asian="Times New Roman1" style:font-name-complex="Times New Roman1" style:text-overline-style="none" style:text-overline-color="font-color"/>
    </style:style>
    <style:style style:name="T6" style:family="text">
      <style:text-properties style:font-name="Times New Roman" fo:language="ru" fo:country="RU" style:font-name-asian="Times New Roman1" style:font-name-complex="Times New Roman1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4cm" svg:height="0.873cm" draw:z-index="0"><draw:image xlink:href="../../odt/images/3018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Выход алгоритма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6.399cm" svg:height="1.529cm" draw:z-index="0"><draw:image xlink:href="../../odt/images/3018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T1">Блок производит запись </text:span><text:span text:style-name="T2">значений сигналов (запись </text:span><text:span text:style-name="T1">данных) в локальный список сигналов проекта или в список сигналов подключенной базы данных. При двойном щелчке по блоку появляется редактор списка записываемых переменных:</text:span></text:p>
            <text:p text:style-name="P4"><draw:frame draw:style-name="fr1" draw:name="Графический объект3" text:anchor-type="as-char" svg:width="17.069cm" svg:height="7.511cm" draw:z-index="0"><draw:image xlink:href="../../odt/images/3018_prop.png" xlink:type="simple" xlink:show="embed" xlink:actuate="onLoad"/></draw:frame></text:p>
            <text:p text:style-name="Text_20_body">Имя переменной задаётся в поле «Имя сигнала». Каждому входу блока соответствует свой сигнал.</text:p>
            <text:p text:style-name="Text_20_body"><text:span text:style-name="T7">Назначение полей таблицы</text:span>:</text:p>
            <text:list xml:id="list2488903362486547734" text:style-name="L1">
              <text:list-item>
                <text:p text:style-name="P5"><text:span text:style-name="T1">№ </text:span><text:span text:style-name="T4">— </text:span><text:span text:style-name="T1">задается порядковый номер сигнала (и соответственно входа блока).</text:span></text:p>
              </text:list-item>
              <text:list-item>
                <text:p text:style-name="P5"><text:span text:style-name="T3">ID </text:span><text:span text:style-name="T5">—</text:span><text:span text:style-name="T3"> </text:span><text:span text:style-name="T2">идентификатор сигнала (входа).</text:span></text:p>
              </text:list-item>
              <text:list-item>
                <text:p text:style-name="P5"><text:span text:style-name="T2">Приёмник </text:span><text:span text:style-name="T6">— описание «пункта назначения» сигнала (куда уходит сигнал).</text:span></text:p>
              </text:list-item>
              <text:list-item>
                <text:p text:style-name="P5">Маркировка — маркировка сигнала (или приёмника сигнала).</text:p>
              </text:list-item>
              <text:list-item>
                <text:p text:style-name="P5">Команда — обозначение или имя команды. Используется при создании алгоритмов для формирования команд на блоки управления задвижками, двигателями и т.п.</text:p>
              </text:list-item>
              <text:list-item>
                <text:p text:style-name="P5">Имя сигнала — имя переменной, записываемой в базу данных.</text:p>
              </text:list-item>
            </text:list>
            <text:p text:style-name="Text_20_body">В нижней части задается имя алгоритма, под которым в базе данных будут записаны выходные сигналы этого алгоритма.</text:p>
            <text:p text:style-name="Text_20_body">Справа есть опции, которыми можно настроить внешний вид блока на схеме, отображение шапки и расположение портов блока.</text:p>
            <text:p text:style-name="Text_20_body"><text:span text:style-name="T7">Свойства</text:span>:</text:p>
            <text:list xml:id="list1386872696114269213" text:style-name="L2">
              <text:list-item>
                <text:p text:style-name="P6">Выбор максимума (ИЛИ).</text:p>
              </text:list-item>
              <text:list-item>
                <text:p text:style-name="P6">Имя алгоритма — имя (строка), с которого начинаются имена всех сигналов в базе данных, имеющих отношение к этому алгоритму.</text:p>
              </text:list-item>
              <text:list-item>
                <text:p text:style-name="P6">Транслировать в исполнительную систему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ход алгоритма</dc:title>
    <dc:date>2012-03-30T16:07:07.18</dc:date>
    <meta:generator>OpenOffice_Beta/4.1.0$Win32 OpenOffice.org_project/410m14$Build-9760</meta:generator>
    <meta:editing-duration>PT3H38M56S</meta:editing-duration>
    <meta:editing-cycles>84</meta:editing-cycles>
    <meta:document-statistic meta:table-count="1" meta:image-count="3" meta:object-count="0" meta:page-count="2" meta:paragraph-count="22" meta:word-count="186" meta:character-count="1265"/>
  </office:meta>
</office:document-meta>
</file>